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2.1154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1.922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4291in"/>
    </style:style>
    <style:style style:name="co18" style:family="table-column">
      <style:table-column-properties fo:break-before="auto" style:column-width="1.472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2.0402in"/>
    </style:style>
    <style:style style:name="co22" style:family="table-column">
      <style:table-column-properties fo:break-before="auto" style:column-width="1.8472in"/>
    </style:style>
    <style:style style:name="co23" style:family="table-column">
      <style:table-column-properties fo:break-before="auto" style:column-width="1.1291in"/>
    </style:style>
    <style:style style:name="co24" style:family="table-column">
      <style:table-column-properties fo:break-before="auto" style:column-width="1.3543in"/>
    </style:style>
    <style:style style:name="co25" style:family="table-column">
      <style:table-column-properties fo:break-before="auto" style:column-width="1.8256in"/>
    </style:style>
    <style:style style:name="co26" style:family="table-column">
      <style:table-column-properties fo:break-before="auto" style:column-width="1.4075in"/>
    </style:style>
    <style:style style:name="co27" style:family="table-column">
      <style:table-column-properties fo:break-before="auto" style:column-width="1.6327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146in"/>
    </style:style>
    <style:style style:name="co30" style:family="table-column">
      <style:table-column-properties fo:break-before="auto" style:column-width="1.1398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1"/>
        <table:table-column table:style-name="co28" table:default-cell-style-name="Default"/>
        <table:table-column table:style-name="co29" table:default-cell-style-name="ce2"/>
        <table:table-column table:style-name="co30" table:default-cell-style-name="ce2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cv-contextualized-complete</text:p>
          </table:table-cell>
          <table:table-cell office:value-type="string" calcext:value-type="string">
            <text:p>mhwcv-contextualized-no</text:p>
          </table:table-cell>
          <table:table-cell office:value-type="string" calcext:value-type="string">
            <text:p>mhwcv-contextualized-partial</text:p>
          </table:table-cell>
          <table:table-cell office:value-type="string" calcext:value-type="string">
            <text:p>mhwcv-simple-complete</text:p>
          </table:table-cell>
          <table:table-cell office:value-type="string" calcext:value-type="string">
            <text:p>mhwcv-simple-no</text:p>
          </table:table-cell>
          <table:table-cell office:value-type="string" calcext:value-type="string">
            <text:p>mhwcv-simple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hwv-contextualized-complete</text:p>
          </table:table-cell>
          <table:table-cell office:value-type="string" calcext:value-type="string">
            <text:p>mhwv-contextualized-no</text:p>
          </table:table-cell>
          <table:table-cell office:value-type="string" calcext:value-type="string">
            <text:p>mhwv-contextualized-partial</text:p>
          </table:table-cell>
          <table:table-cell office:value-type="string" calcext:value-type="string">
            <text:p>mhwv-simple-complete</text:p>
          </table:table-cell>
          <table:table-cell office:value-type="string" calcext:value-type="string">
            <text:p>mhwv-simple-no</text:p>
          </table:table-cell>
          <table:table-cell office:value-type="string" calcext:value-type="string">
            <text:p>mhwv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61" calcext:value-type="float">
            <text:p>0.761</text:p>
          </table:table-cell>
          <table:table-cell table:number-columns-repeated="2" office:value-type="float" office:value="0.7932" calcext:value-type="float">
            <text:p>0.7932</text:p>
          </table:table-cell>
          <table:table-cell office:value-type="float" office:value="0.7032" calcext:value-type="float">
            <text:p>0.7032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7711" calcext:value-type="float">
            <text:p>0.7711</text:p>
          </table:table-cell>
          <table:table-cell table:number-columns-repeated="2" office:value-type="float" office:value="0.8112" calcext:value-type="float">
            <text:p>0.8112</text:p>
          </table:table-cell>
          <table:table-cell office:value-type="float" office:value="0.5311" calcext:value-type="float">
            <text:p>0.5311</text:p>
          </table:table-cell>
          <table:table-cell table:number-columns-repeated="2" office:value-type="float" office:value="0.7269" calcext:value-type="float">
            <text:p>0.7269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4968" calcext:value-type="float">
            <text:p>0.4968</text:p>
          </table:table-cell>
          <table:table-cell table:number-columns-repeated="2" office:value-type="float" office:value="0.6819" calcext:value-type="float">
            <text:p>0.6819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7835" calcext:value-type="float">
            <text:p>0.7835</text:p>
          </table:table-cell>
          <table:table-cell table:number-columns-repeated="2" office:value-type="float" office:value="0.8378" calcext:value-type="float">
            <text:p>0.8378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8237" calcext:value-type="float">
            <text:p>0.8237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string" calcext:value-type="string">
            <text:p>all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859" calcext:value-type="float">
            <text:p>0.1859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715" calcext:value-type="float">
            <text:p>0.1715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1691" calcext:value-type="float">
            <text:p>0.1691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2627" calcext:value-type="float">
            <text:p>0.262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11" calcext:value-type="float">
            <text:p>0.1811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string" calcext:value-type="string">
            <text:p>all</text:p>
          </table:table-cell>
          <table:table-cell office:value-type="float" office:value="0.8554" calcext:value-type="float">
            <text:p>0.8554</text:p>
          </table:table-cell>
          <table:table-cell table:number-columns-repeated="2" office:value-type="float" office:value="0.9157" calcext:value-type="float">
            <text:p>0.9157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5181" calcext:value-type="float">
            <text:p>0.518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8554" calcext:value-type="float">
            <text:p>0.8554</text:p>
          </table:table-cell>
          <table:table-cell table:number-columns-repeated="2" office:value-type="float" office:value="0.9157" calcext:value-type="float">
            <text:p>0.9157</text:p>
          </table:table-cell>
          <table:table-cell office:value-type="float" office:value="0.8193" calcext:value-type="float">
            <text:p>0.8193</text:p>
          </table:table-cell>
          <table:table-cell table:number-columns-repeated="2" office:value-type="float" office:value="0.8675" calcext:value-type="float">
            <text:p>0.8675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7952" calcext:value-type="float">
            <text:p>0.7952</text:p>
          </table:table-cell>
          <table:table-cell table:number-columns-repeated="2" office:value-type="float" office:value="0.8434" calcext:value-type="float">
            <text:p>0.8434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4337" calcext:value-type="float">
            <text:p>0.4337</text:p>
          </table:table-cell>
          <table:table-cell table:number-columns-repeated="2" office:value-type="float" office:value="0.8193" calcext:value-type="float">
            <text:p>0.8193</text:p>
          </table:table-cell>
          <table:table-cell table:number-columns-repeated="2" office:value-type="float" office:value="0.8795" calcext:value-type="float">
            <text:p>0.879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795" calcext:value-type="float">
            <text:p>0.8795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string" calcext:value-type="string">
            <text:p>all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2952" calcext:value-type="float">
            <text:p>0.2952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2831" calcext:value-type="float">
            <text:p>0.2831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2871" calcext:value-type="float">
            <text:p>0.287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2791" calcext:value-type="float">
            <text:p>0.2791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992" calcext:value-type="float">
            <text:p>0.2992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2992" calcext:value-type="float">
            <text:p>0.299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91252157" calcext:value-type="float">
            <text:p>1091252157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91252157" calcext:value-type="float">
            <text:p>109125215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91252157" calcext:value-type="float">
            <text:p>109125215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091252157" calcext:value-type="float">
            <text:p>109125215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091252157" calcext:value-type="float">
            <text:p>109125215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091252157" calcext:value-type="float">
            <text:p>109125215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091252157" calcext:value-type="float">
            <text:p>109125215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91252159" calcext:value-type="float">
            <text:p>10912521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91252159" calcext:value-type="float">
            <text:p>109125215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91252159" calcext:value-type="float">
            <text:p>109125215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091252159" calcext:value-type="float">
            <text:p>109125215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091252159" calcext:value-type="float">
            <text:p>109125215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091252159" calcext:value-type="float">
            <text:p>109125215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091252159" calcext:value-type="float">
            <text:p>1091252159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91252161" calcext:value-type="float">
            <text:p>1091252161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91252161" calcext:value-type="float">
            <text:p>109125216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91252161" calcext:value-type="float">
            <text:p>10912521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091252161" calcext:value-type="float">
            <text:p>10912521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091252161" calcext:value-type="float">
            <text:p>109125216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091252161" calcext:value-type="float">
            <text:p>109125216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091252161" calcext:value-type="float">
            <text:p>109125216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91252221" calcext:value-type="float">
            <text:p>1091252221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91252221" calcext:value-type="float">
            <text:p>109125222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91252221" calcext:value-type="float">
            <text:p>109125222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091252221" calcext:value-type="float">
            <text:p>109125222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091252221" calcext:value-type="float">
            <text:p>109125222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091252221" calcext:value-type="float">
            <text:p>109125222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091252221" calcext:value-type="float">
            <text:p>109125222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13646317" calcext:value-type="float">
            <text:p>1113646317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13646317" calcext:value-type="float">
            <text:p>111364631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13646317" calcext:value-type="float">
            <text:p>11136463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13646317" calcext:value-type="float">
            <text:p>111364631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13646317" calcext:value-type="float">
            <text:p>1113646317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13646317" calcext:value-type="float">
            <text:p>11136463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13646317" calcext:value-type="float">
            <text:p>1113646317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13646318" calcext:value-type="float">
            <text:p>1113646318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13646318" calcext:value-type="float">
            <text:p>111364631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13646318" calcext:value-type="float">
            <text:p>11136463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13646318" calcext:value-type="float">
            <text:p>11136463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13646318" calcext:value-type="float">
            <text:p>111364631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13646318" calcext:value-type="float">
            <text:p>11136463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13646318" calcext:value-type="float">
            <text:p>1113646318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58179816" calcext:value-type="float">
            <text:p>1158179816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58179816" calcext:value-type="float">
            <text:p>115817981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58179816" calcext:value-type="float">
            <text:p>115817981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58179816" calcext:value-type="float">
            <text:p>11581798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58179816" calcext:value-type="float">
            <text:p>1158179816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58179816" calcext:value-type="float">
            <text:p>115817981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58179816" calcext:value-type="float">
            <text:p>1158179816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58179821" calcext:value-type="float">
            <text:p>1158179821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58179821" calcext:value-type="float">
            <text:p>115817982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58179821" calcext:value-type="float">
            <text:p>115817982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58179821" calcext:value-type="float">
            <text:p>115817982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10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58179821" calcext:value-type="float">
            <text:p>1158179821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58179821" calcext:value-type="float">
            <text:p>115817982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58179821" calcext:value-type="float">
            <text:p>1158179821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62335269" calcext:value-type="float">
            <text:p>1162335269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62335269" calcext:value-type="float">
            <text:p>116233526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62335269" calcext:value-type="float">
            <text:p>116233526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62335269" calcext:value-type="float">
            <text:p>116233526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0.3333" calcext:value-type="float">
            <text:p>0.33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162335269" calcext:value-type="float">
            <text:p>1162335269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162335269" calcext:value-type="float">
            <text:p>116233526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162335269" calcext:value-type="float">
            <text:p>1162335269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277134564" calcext:value-type="float">
            <text:p>1277134564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277134564" calcext:value-type="float">
            <text:p>127713456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277134564" calcext:value-type="float">
            <text:p>127713456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277134564" calcext:value-type="float">
            <text:p>127713456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277134564" calcext:value-type="float">
            <text:p>127713456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277134564" calcext:value-type="float">
            <text:p>127713456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277134564" calcext:value-type="float">
            <text:p>127713456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22967944" calcext:value-type="float">
            <text:p>1422967944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22967944" calcext:value-type="float">
            <text:p>14229679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22967944" calcext:value-type="float">
            <text:p>14229679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422967944" calcext:value-type="float">
            <text:p>142296794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422967944" calcext:value-type="float">
            <text:p>1422967944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422967944" calcext:value-type="float">
            <text:p>14229679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422967944" calcext:value-type="float">
            <text:p>1422967944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22967946" calcext:value-type="float">
            <text:p>1422967946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22967946" calcext:value-type="float">
            <text:p>142296794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22967946" calcext:value-type="float">
            <text:p>142296794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422967946" calcext:value-type="float">
            <text:p>14229679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422967946" calcext:value-type="float">
            <text:p>1422967946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422967946" calcext:value-type="float">
            <text:p>142296794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422967946" calcext:value-type="float">
            <text:p>1422967946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22967969" calcext:value-type="float">
            <text:p>1422967969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22967969" calcext:value-type="float">
            <text:p>142296796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22967969" calcext:value-type="float">
            <text:p>142296796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422967969" calcext:value-type="float">
            <text:p>142296796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422967969" calcext:value-type="float">
            <text:p>1422967969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422967969" calcext:value-type="float">
            <text:p>142296796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422967969" calcext:value-type="float">
            <text:p>1422967969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22967971" calcext:value-type="float">
            <text:p>1422967971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22967971" calcext:value-type="float">
            <text:p>142296797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22967971" calcext:value-type="float">
            <text:p>142296797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422967971" calcext:value-type="float">
            <text:p>142296797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422967971" calcext:value-type="float">
            <text:p>1422967971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422967971" calcext:value-type="float">
            <text:p>142296797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422967971" calcext:value-type="float">
            <text:p>1422967971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22967973" calcext:value-type="float">
            <text:p>1422967973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22967973" calcext:value-type="float">
            <text:p>142296797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22967973" calcext:value-type="float">
            <text:p>142296797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422967973" calcext:value-type="float">
            <text:p>142296797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422967973" calcext:value-type="float">
            <text:p>1422967973</text:p>
          </table:table-cell>
          <table:table-cell table:number-columns-repeated="1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422967973" calcext:value-type="float">
            <text:p>1422967973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422967973" calcext:value-type="float">
            <text:p>1422967973</text:p>
          </table:table-cell>
          <table:table-cell table:number-columns-repeated="1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32447411" calcext:value-type="float">
            <text:p>1632447411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32447411" calcext:value-type="float">
            <text:p>163244741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32447411" calcext:value-type="float">
            <text:p>163244741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632447411" calcext:value-type="float">
            <text:p>16324474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3333" calcext:value-type="float">
            <text:p>0.33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632447411" calcext:value-type="float">
            <text:p>1632447411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632447411" calcext:value-type="float">
            <text:p>163244741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632447411" calcext:value-type="float">
            <text:p>1632447411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32447415" calcext:value-type="float">
            <text:p>1632447415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32447415" calcext:value-type="float">
            <text:p>163244741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32447415" calcext:value-type="float">
            <text:p>1632447415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632447415" calcext:value-type="float">
            <text:p>16324474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632447415" calcext:value-type="float">
            <text:p>1632447415</text:p>
          </table:table-cell>
          <table:table-cell table:number-columns-repeated="2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632447415" calcext:value-type="float">
            <text:p>1632447415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632447415" calcext:value-type="float">
            <text:p>1632447415</text:p>
          </table:table-cell>
          <table:table-cell table:number-columns-repeated="2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95077042" calcext:value-type="float">
            <text:p>17950770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95077042" calcext:value-type="float">
            <text:p>179507704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95077042" calcext:value-type="float">
            <text:p>179507704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95077042" calcext:value-type="float">
            <text:p>17950770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795077042" calcext:value-type="float">
            <text:p>179507704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795077042" calcext:value-type="float">
            <text:p>179507704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795077042" calcext:value-type="float">
            <text:p>1795077042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14089341" calcext:value-type="float">
            <text:p>1814089341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14089341" calcext:value-type="float">
            <text:p>18140893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14089341" calcext:value-type="float">
            <text:p>18140893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14089341" calcext:value-type="float">
            <text:p>181408934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14089341" calcext:value-type="float">
            <text:p>1814089341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14089341" calcext:value-type="float">
            <text:p>18140893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14089341" calcext:value-type="float">
            <text:p>1814089341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14089344" calcext:value-type="float">
            <text:p>1814089344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14089344" calcext:value-type="float">
            <text:p>18140893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14089344" calcext:value-type="float">
            <text:p>18140893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14089344" calcext:value-type="float">
            <text:p>18140893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14089344" calcext:value-type="float">
            <text:p>1814089344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14089344" calcext:value-type="float">
            <text:p>18140893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14089344" calcext:value-type="float">
            <text:p>1814089344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51792087" calcext:value-type="float">
            <text:p>18517920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51792087" calcext:value-type="float">
            <text:p>185179208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51792087" calcext:value-type="float">
            <text:p>185179208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51792087" calcext:value-type="float">
            <text:p>18517920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51792087" calcext:value-type="float">
            <text:p>185179208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51792087" calcext:value-type="float">
            <text:p>185179208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51792087" calcext:value-type="float">
            <text:p>185179208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279" calcext:value-type="float">
            <text:p>1871862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279" calcext:value-type="float">
            <text:p>18718627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279" calcext:value-type="float">
            <text:p>187186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279" calcext:value-type="float">
            <text:p>187186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279" calcext:value-type="float">
            <text:p>187186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279" calcext:value-type="float">
            <text:p>187186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279" calcext:value-type="float">
            <text:p>187186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281" calcext:value-type="float">
            <text:p>1871862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281" calcext:value-type="float">
            <text:p>18718628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281" calcext:value-type="float">
            <text:p>18718628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281" calcext:value-type="float">
            <text:p>18718628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281" calcext:value-type="float">
            <text:p>18718628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281" calcext:value-type="float">
            <text:p>18718628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281" calcext:value-type="float">
            <text:p>18718628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306" calcext:value-type="float">
            <text:p>1871863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306" calcext:value-type="float">
            <text:p>18718630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306" calcext:value-type="float">
            <text:p>1871863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306" calcext:value-type="float">
            <text:p>187186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306" calcext:value-type="float">
            <text:p>187186306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306" calcext:value-type="float">
            <text:p>1871863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306" calcext:value-type="float">
            <text:p>18718630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310" calcext:value-type="float">
            <text:p>1871863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310" calcext:value-type="float">
            <text:p>18718631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310" calcext:value-type="float">
            <text:p>18718631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310" calcext:value-type="float">
            <text:p>1871863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310" calcext:value-type="float">
            <text:p>1871863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310" calcext:value-type="float">
            <text:p>18718631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310" calcext:value-type="float">
            <text:p>18718631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335" calcext:value-type="float">
            <text:p>187186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335" calcext:value-type="float">
            <text:p>18718633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335" calcext:value-type="float">
            <text:p>187186335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335" calcext:value-type="float">
            <text:p>18718633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335" calcext:value-type="float">
            <text:p>1871863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335" calcext:value-type="float">
            <text:p>187186335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335" calcext:value-type="float">
            <text:p>18718633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337" calcext:value-type="float">
            <text:p>1871863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337" calcext:value-type="float">
            <text:p>18718633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337" calcext:value-type="float">
            <text:p>187186337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337" calcext:value-type="float">
            <text:p>1871863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337" calcext:value-type="float">
            <text:p>18718633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337" calcext:value-type="float">
            <text:p>187186337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337" calcext:value-type="float">
            <text:p>187186337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341" calcext:value-type="float">
            <text:p>1871863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341" calcext:value-type="float">
            <text:p>1871863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341" calcext:value-type="float">
            <text:p>18718634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341" calcext:value-type="float">
            <text:p>1871863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341" calcext:value-type="float">
            <text:p>18718634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341" calcext:value-type="float">
            <text:p>18718634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341" calcext:value-type="float">
            <text:p>18718634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366" calcext:value-type="float">
            <text:p>1871863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366" calcext:value-type="float">
            <text:p>18718636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366" calcext:value-type="float">
            <text:p>187186366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366" calcext:value-type="float">
            <text:p>1871863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366" calcext:value-type="float">
            <text:p>18718636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366" calcext:value-type="float">
            <text:p>187186366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366" calcext:value-type="float">
            <text:p>187186366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368" calcext:value-type="float">
            <text:p>1871863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368" calcext:value-type="float">
            <text:p>18718636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368" calcext:value-type="float">
            <text:p>187186368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368" calcext:value-type="float">
            <text:p>18718636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368" calcext:value-type="float">
            <text:p>18718636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368" calcext:value-type="float">
            <text:p>187186368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368" calcext:value-type="float">
            <text:p>18718636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372" calcext:value-type="float">
            <text:p>1871863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372" calcext:value-type="float">
            <text:p>18718637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372" calcext:value-type="float">
            <text:p>18718637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372" calcext:value-type="float">
            <text:p>1871863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372" calcext:value-type="float">
            <text:p>18718637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372" calcext:value-type="float">
            <text:p>18718637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372" calcext:value-type="float">
            <text:p>187186372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401" calcext:value-type="float">
            <text:p>1871864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401" calcext:value-type="float">
            <text:p>18718640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401" calcext:value-type="float">
            <text:p>18718640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401" calcext:value-type="float">
            <text:p>1871864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401" calcext:value-type="float">
            <text:p>18718640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401" calcext:value-type="float">
            <text:p>18718640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401" calcext:value-type="float">
            <text:p>18718640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403" calcext:value-type="float">
            <text:p>1871864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403" calcext:value-type="float">
            <text:p>18718640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403" calcext:value-type="float">
            <text:p>1871864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403" calcext:value-type="float">
            <text:p>1871864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403" calcext:value-type="float">
            <text:p>1871864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403" calcext:value-type="float">
            <text:p>1871864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403" calcext:value-type="float">
            <text:p>1871864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428" calcext:value-type="float">
            <text:p>1871864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428" calcext:value-type="float">
            <text:p>18718642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428" calcext:value-type="float">
            <text:p>1871864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428" calcext:value-type="float">
            <text:p>1871864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428" calcext:value-type="float">
            <text:p>18718642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428" calcext:value-type="float">
            <text:p>18718642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428" calcext:value-type="float">
            <text:p>18718642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464" calcext:value-type="float">
            <text:p>1871864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464" calcext:value-type="float">
            <text:p>18718646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464" calcext:value-type="float">
            <text:p>187186464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464" calcext:value-type="float">
            <text:p>1871864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464" calcext:value-type="float">
            <text:p>18718646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464" calcext:value-type="float">
            <text:p>187186464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464" calcext:value-type="float">
            <text:p>18718646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491" calcext:value-type="float">
            <text:p>1871864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491" calcext:value-type="float">
            <text:p>18718649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491" calcext:value-type="float">
            <text:p>18718649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491" calcext:value-type="float">
            <text:p>1871864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491" calcext:value-type="float">
            <text:p>18718649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491" calcext:value-type="float">
            <text:p>18718649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491" calcext:value-type="float">
            <text:p>18718649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493" calcext:value-type="float">
            <text:p>187186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493" calcext:value-type="float">
            <text:p>18718649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493" calcext:value-type="float">
            <text:p>18718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493" calcext:value-type="float">
            <text:p>18718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493" calcext:value-type="float">
            <text:p>18718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493" calcext:value-type="float">
            <text:p>18718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493" calcext:value-type="float">
            <text:p>18718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7186497" calcext:value-type="float">
            <text:p>1871864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7186497" calcext:value-type="float">
            <text:p>18718649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7186497" calcext:value-type="float">
            <text:p>18718649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7186497" calcext:value-type="float">
            <text:p>18718649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7186497" calcext:value-type="float">
            <text:p>1871864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7186497" calcext:value-type="float">
            <text:p>18718649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7186497" calcext:value-type="float">
            <text:p>1871864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8402870" calcext:value-type="float">
            <text:p>188402870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8402870" calcext:value-type="float">
            <text:p>18840287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8402870" calcext:value-type="float">
            <text:p>1884028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88402870" calcext:value-type="float">
            <text:p>1884028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188402870" calcext:value-type="float">
            <text:p>18840287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188402870" calcext:value-type="float">
            <text:p>1884028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188402870" calcext:value-type="float">
            <text:p>188402870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070400" calcext:value-type="float">
            <text:p>212070400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070400" calcext:value-type="float">
            <text:p>21207040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070400" calcext:value-type="float">
            <text:p>21207040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12070400" calcext:value-type="float">
            <text:p>212070400</text:p>
          </table:table-cell>
          <table:table-cell table:number-columns-repeated="28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12070400" calcext:value-type="float">
            <text:p>212070400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12070400" calcext:value-type="float">
            <text:p>21207040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12070400" calcext:value-type="float">
            <text:p>212070400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070404" calcext:value-type="float">
            <text:p>212070404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070404" calcext:value-type="float">
            <text:p>21207040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070404" calcext:value-type="float">
            <text:p>21207040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12070404" calcext:value-type="float">
            <text:p>21207040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12070404" calcext:value-type="float">
            <text:p>212070404</text:p>
          </table:table-cell>
          <table:table-cell table:number-columns-repeated="30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12070404" calcext:value-type="float">
            <text:p>21207040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12070404" calcext:value-type="float">
            <text:p>212070404</text:p>
          </table:table-cell>
          <table:table-cell table:number-columns-repeated="30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34087209" calcext:value-type="float">
            <text:p>234087209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34087209" calcext:value-type="float">
            <text:p>23408720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34087209" calcext:value-type="float">
            <text:p>2340872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34087209" calcext:value-type="float">
            <text:p>234087209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34087209" calcext:value-type="float">
            <text:p>234087209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34087209" calcext:value-type="float">
            <text:p>23408720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34087209" calcext:value-type="float">
            <text:p>234087209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34087368" calcext:value-type="float">
            <text:p>234087368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34087368" calcext:value-type="float">
            <text:p>23408736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34087368" calcext:value-type="float">
            <text:p>23408736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234087368" calcext:value-type="float">
            <text:p>23408736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234087368" calcext:value-type="float">
            <text:p>23408736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234087368" calcext:value-type="float">
            <text:p>23408736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234087368" calcext:value-type="float">
            <text:p>234087368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13326615" calcext:value-type="float">
            <text:p>313326615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13326615" calcext:value-type="float">
            <text:p>31332661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13326615" calcext:value-type="float">
            <text:p>3133266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13326615" calcext:value-type="float">
            <text:p>3133266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13326615" calcext:value-type="float">
            <text:p>31332661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13326615" calcext:value-type="float">
            <text:p>3133266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13326615" calcext:value-type="float">
            <text:p>31332661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13326649" calcext:value-type="float">
            <text:p>313326649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13326649" calcext:value-type="float">
            <text:p>31332664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13326649" calcext:value-type="float">
            <text:p>3133266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13326649" calcext:value-type="float">
            <text:p>313326649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13326649" calcext:value-type="float">
            <text:p>313326649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13326649" calcext:value-type="float">
            <text:p>3133266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13326649" calcext:value-type="float">
            <text:p>313326649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13326676" calcext:value-type="float">
            <text:p>31332667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13326676" calcext:value-type="float">
            <text:p>31332667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13326676" calcext:value-type="float">
            <text:p>313326676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13326676" calcext:value-type="float">
            <text:p>313326676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13326676" calcext:value-type="float">
            <text:p>313326676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13326676" calcext:value-type="float">
            <text:p>313326676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13326676" calcext:value-type="float">
            <text:p>313326676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13326680" calcext:value-type="float">
            <text:p>313326680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13326680" calcext:value-type="float">
            <text:p>31332668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13326680" calcext:value-type="float">
            <text:p>3133266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13326680" calcext:value-type="float">
            <text:p>3133266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13326680" calcext:value-type="float">
            <text:p>31332668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13326680" calcext:value-type="float">
            <text:p>3133266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13326680" calcext:value-type="float">
            <text:p>313326680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13326707" calcext:value-type="float">
            <text:p>313326707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13326707" calcext:value-type="float">
            <text:p>31332670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13326707" calcext:value-type="float">
            <text:p>3133267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13326707" calcext:value-type="float">
            <text:p>3133267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13326707" calcext:value-type="float">
            <text:p>313326707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13326707" calcext:value-type="float">
            <text:p>31332670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13326707" calcext:value-type="float">
            <text:p>313326707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13326715" calcext:value-type="float">
            <text:p>313326715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13326715" calcext:value-type="float">
            <text:p>31332671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13326715" calcext:value-type="float">
            <text:p>3133267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13326715" calcext:value-type="float">
            <text:p>31332671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13326715" calcext:value-type="float">
            <text:p>31332671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13326715" calcext:value-type="float">
            <text:p>3133267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13326715" calcext:value-type="float">
            <text:p>31332671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13326739" calcext:value-type="float">
            <text:p>3133267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13326739" calcext:value-type="float">
            <text:p>31332673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13326739" calcext:value-type="float">
            <text:p>31332673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13326739" calcext:value-type="float">
            <text:p>3133267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13326739" calcext:value-type="float">
            <text:p>31332673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13326739" calcext:value-type="float">
            <text:p>31332673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13326739" calcext:value-type="float">
            <text:p>313326739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13326741" calcext:value-type="float">
            <text:p>313326741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13326741" calcext:value-type="float">
            <text:p>3133267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13326741" calcext:value-type="float">
            <text:p>3133267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13326741" calcext:value-type="float">
            <text:p>3133267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13326741" calcext:value-type="float">
            <text:p>313326741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13326741" calcext:value-type="float">
            <text:p>3133267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13326741" calcext:value-type="float">
            <text:p>31332674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13326743" calcext:value-type="float">
            <text:p>313326743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13326743" calcext:value-type="float">
            <text:p>31332674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13326743" calcext:value-type="float">
            <text:p>3133267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13326743" calcext:value-type="float">
            <text:p>313326743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13326743" calcext:value-type="float">
            <text:p>313326743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13326743" calcext:value-type="float">
            <text:p>3133267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13326743" calcext:value-type="float">
            <text:p>313326743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6783348" calcext:value-type="float">
            <text:p>36783348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6783348" calcext:value-type="float">
            <text:p>3678334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6783348" calcext:value-type="float">
            <text:p>367833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6783348" calcext:value-type="float">
            <text:p>36783348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6783348" calcext:value-type="float">
            <text:p>3678334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6783348" calcext:value-type="float">
            <text:p>367833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6783348" calcext:value-type="float">
            <text:p>36783348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6783356" calcext:value-type="float">
            <text:p>36783356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6783356" calcext:value-type="float">
            <text:p>3678335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6783356" calcext:value-type="float">
            <text:p>367833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6783356" calcext:value-type="float">
            <text:p>367833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6783356" calcext:value-type="float">
            <text:p>3678335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6783356" calcext:value-type="float">
            <text:p>3678335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6783356" calcext:value-type="float">
            <text:p>3678335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6783413" calcext:value-type="float">
            <text:p>36783413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6783413" calcext:value-type="float">
            <text:p>367834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6783413" calcext:value-type="float">
            <text:p>367834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6783413" calcext:value-type="float">
            <text:p>36783413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6783413" calcext:value-type="float">
            <text:p>36783413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6783413" calcext:value-type="float">
            <text:p>367834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6783413" calcext:value-type="float">
            <text:p>36783413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36783474" calcext:value-type="float">
            <text:p>36783474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36783474" calcext:value-type="float">
            <text:p>3678347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36783474" calcext:value-type="float">
            <text:p>367834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36783474" calcext:value-type="float">
            <text:p>3678347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36783474" calcext:value-type="float">
            <text:p>36783474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36783474" calcext:value-type="float">
            <text:p>3678347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36783474" calcext:value-type="float">
            <text:p>3678347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19289932" calcext:value-type="float">
            <text:p>419289932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19289932" calcext:value-type="float">
            <text:p>41928993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19289932" calcext:value-type="float">
            <text:p>419289932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19289932" calcext:value-type="float">
            <text:p>419289932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19289932" calcext:value-type="float">
            <text:p>419289932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19289932" calcext:value-type="float">
            <text:p>419289932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19289932" calcext:value-type="float">
            <text:p>419289932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56839985" calcext:value-type="float">
            <text:p>456839985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56839985" calcext:value-type="float">
            <text:p>45683998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56839985" calcext:value-type="float">
            <text:p>456839985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56839985" calcext:value-type="float">
            <text:p>456839985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56839985" calcext:value-type="float">
            <text:p>456839985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56839985" calcext:value-type="float">
            <text:p>456839985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56839985" calcext:value-type="float">
            <text:p>456839985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63583857" calcext:value-type="float">
            <text:p>463583857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63583857" calcext:value-type="float">
            <text:p>46358385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63583857" calcext:value-type="float">
            <text:p>463583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63583857" calcext:value-type="float">
            <text:p>463583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463583857" calcext:value-type="float">
            <text:p>463583857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463583857" calcext:value-type="float">
            <text:p>463583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463583857" calcext:value-type="float">
            <text:p>463583857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565507562" calcext:value-type="float">
            <text:p>5655075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565507562" calcext:value-type="float">
            <text:p>56550756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565507562" calcext:value-type="float">
            <text:p>56550756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565507562" calcext:value-type="float">
            <text:p>56550756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565507562" calcext:value-type="float">
            <text:p>56550756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565507562" calcext:value-type="float">
            <text:p>56550756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565507562" calcext:value-type="float">
            <text:p>565507562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17009941" calcext:value-type="float">
            <text:p>7170099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17009941" calcext:value-type="float">
            <text:p>7170099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17009941" calcext:value-type="float">
            <text:p>7170099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17009941" calcext:value-type="float">
            <text:p>7170099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17009941" calcext:value-type="float">
            <text:p>71700994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17009941" calcext:value-type="float">
            <text:p>7170099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17009941" calcext:value-type="float">
            <text:p>71700994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17009943" calcext:value-type="float">
            <text:p>7170099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17009943" calcext:value-type="float">
            <text:p>71700994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17009943" calcext:value-type="float">
            <text:p>7170099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17009943" calcext:value-type="float">
            <text:p>7170099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17009943" calcext:value-type="float">
            <text:p>71700994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17009943" calcext:value-type="float">
            <text:p>7170099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17009943" calcext:value-type="float">
            <text:p>71700994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17009945" calcext:value-type="float">
            <text:p>7170099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17009945" calcext:value-type="float">
            <text:p>71700994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17009945" calcext:value-type="float">
            <text:p>7170099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17009945" calcext:value-type="float">
            <text:p>7170099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17009945" calcext:value-type="float">
            <text:p>71700994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17009945" calcext:value-type="float">
            <text:p>7170099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17009945" calcext:value-type="float">
            <text:p>71700994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17009947" calcext:value-type="float">
            <text:p>7170099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17009947" calcext:value-type="float">
            <text:p>71700994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17009947" calcext:value-type="float">
            <text:p>71700994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17009947" calcext:value-type="float">
            <text:p>7170099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17009947" calcext:value-type="float">
            <text:p>7170099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17009947" calcext:value-type="float">
            <text:p>71700994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17009947" calcext:value-type="float">
            <text:p>7170099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643" calcext:value-type="float">
            <text:p>7524716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643" calcext:value-type="float">
            <text:p>75247164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643" calcext:value-type="float">
            <text:p>752471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643" calcext:value-type="float">
            <text:p>752471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643" calcext:value-type="float">
            <text:p>752471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643" calcext:value-type="float">
            <text:p>752471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643" calcext:value-type="float">
            <text:p>752471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668" calcext:value-type="float">
            <text:p>752471668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668" calcext:value-type="float">
            <text:p>75247166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668" calcext:value-type="float">
            <text:p>75247166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668" calcext:value-type="float">
            <text:p>75247166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668" calcext:value-type="float">
            <text:p>752471668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668" calcext:value-type="float">
            <text:p>75247166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668" calcext:value-type="float">
            <text:p>752471668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670" calcext:value-type="float">
            <text:p>7524716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670" calcext:value-type="float">
            <text:p>75247167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670" calcext:value-type="float">
            <text:p>75247167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670" calcext:value-type="float">
            <text:p>7524716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670" calcext:value-type="float">
            <text:p>75247167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670" calcext:value-type="float">
            <text:p>75247167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670" calcext:value-type="float">
            <text:p>75247167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697" calcext:value-type="float">
            <text:p>7524716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697" calcext:value-type="float">
            <text:p>75247169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697" calcext:value-type="float">
            <text:p>75247169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697" calcext:value-type="float">
            <text:p>7524716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697" calcext:value-type="float">
            <text:p>7524716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697" calcext:value-type="float">
            <text:p>75247169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697" calcext:value-type="float">
            <text:p>7524716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701" calcext:value-type="float">
            <text:p>752471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701" calcext:value-type="float">
            <text:p>75247170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701" calcext:value-type="float">
            <text:p>75247170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701" calcext:value-type="float">
            <text:p>7524717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701" calcext:value-type="float">
            <text:p>75247170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701" calcext:value-type="float">
            <text:p>75247170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701" calcext:value-type="float">
            <text:p>75247170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705" calcext:value-type="float">
            <text:p>7524717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705" calcext:value-type="float">
            <text:p>75247170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705" calcext:value-type="float">
            <text:p>75247170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705" calcext:value-type="float">
            <text:p>75247170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705" calcext:value-type="float">
            <text:p>75247170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705" calcext:value-type="float">
            <text:p>75247170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705" calcext:value-type="float">
            <text:p>75247170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732" calcext:value-type="float">
            <text:p>752471732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732" calcext:value-type="float">
            <text:p>75247173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732" calcext:value-type="float">
            <text:p>7524717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732" calcext:value-type="float">
            <text:p>7524717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732" calcext:value-type="float">
            <text:p>752471732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732" calcext:value-type="float">
            <text:p>7524717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732" calcext:value-type="float">
            <text:p>752471732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736" calcext:value-type="float">
            <text:p>7524717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736" calcext:value-type="float">
            <text:p>75247173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736" calcext:value-type="float">
            <text:p>75247173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736" calcext:value-type="float">
            <text:p>7524717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736" calcext:value-type="float">
            <text:p>75247173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736" calcext:value-type="float">
            <text:p>75247173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736" calcext:value-type="float">
            <text:p>75247173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763" calcext:value-type="float">
            <text:p>7524717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763" calcext:value-type="float">
            <text:p>75247176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763" calcext:value-type="float">
            <text:p>75247176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763" calcext:value-type="float">
            <text:p>7524717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763" calcext:value-type="float">
            <text:p>75247176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763" calcext:value-type="float">
            <text:p>75247176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763" calcext:value-type="float">
            <text:p>75247176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767" calcext:value-type="float">
            <text:p>7524717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767" calcext:value-type="float">
            <text:p>75247176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767" calcext:value-type="float">
            <text:p>75247176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767" calcext:value-type="float">
            <text:p>7524717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767" calcext:value-type="float">
            <text:p>7524717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767" calcext:value-type="float">
            <text:p>75247176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767" calcext:value-type="float">
            <text:p>75247176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798" calcext:value-type="float">
            <text:p>7524717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798" calcext:value-type="float">
            <text:p>75247179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798" calcext:value-type="float">
            <text:p>7524717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798" calcext:value-type="float">
            <text:p>7524717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798" calcext:value-type="float">
            <text:p>75247179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798" calcext:value-type="float">
            <text:p>7524717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798" calcext:value-type="float">
            <text:p>75247179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823" calcext:value-type="float">
            <text:p>7524718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823" calcext:value-type="float">
            <text:p>75247182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823" calcext:value-type="float">
            <text:p>75247182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823" calcext:value-type="float">
            <text:p>7524718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823" calcext:value-type="float">
            <text:p>75247182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823" calcext:value-type="float">
            <text:p>75247182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823" calcext:value-type="float">
            <text:p>75247182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859" calcext:value-type="float">
            <text:p>7524718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859" calcext:value-type="float">
            <text:p>75247185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859" calcext:value-type="float">
            <text:p>75247185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859" calcext:value-type="float">
            <text:p>75247185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859" calcext:value-type="float">
            <text:p>752471859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859" calcext:value-type="float">
            <text:p>75247185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859" calcext:value-type="float">
            <text:p>75247185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882" calcext:value-type="float">
            <text:p>7524718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882" calcext:value-type="float">
            <text:p>75247188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882" calcext:value-type="float">
            <text:p>75247188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882" calcext:value-type="float">
            <text:p>7524718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882" calcext:value-type="float">
            <text:p>75247188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882" calcext:value-type="float">
            <text:p>75247188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882" calcext:value-type="float">
            <text:p>75247188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2471888" calcext:value-type="float">
            <text:p>7524718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2471888" calcext:value-type="float">
            <text:p>75247188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2471888" calcext:value-type="float">
            <text:p>752471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52471888" calcext:value-type="float">
            <text:p>752471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752471888" calcext:value-type="float">
            <text:p>752471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752471888" calcext:value-type="float">
            <text:p>752471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752471888" calcext:value-type="float">
            <text:p>7524718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21189112" calcext:value-type="float">
            <text:p>921189112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21189112" calcext:value-type="float">
            <text:p>92118911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21189112" calcext:value-type="float">
            <text:p>9211891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921189112" calcext:value-type="float">
            <text:p>9211891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921189112" calcext:value-type="float">
            <text:p>921189112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921189112" calcext:value-type="float">
            <text:p>9211891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921189112" calcext:value-type="float">
            <text:p>921189112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21189119" calcext:value-type="float">
            <text:p>921189119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21189119" calcext:value-type="float">
            <text:p>921189119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21189119" calcext:value-type="float">
            <text:p>9211891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921189119" calcext:value-type="float">
            <text:p>9211891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921189119" calcext:value-type="float">
            <text:p>921189119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921189119" calcext:value-type="float">
            <text:p>9211891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921189119" calcext:value-type="float">
            <text:p>921189119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21189177" calcext:value-type="float">
            <text:p>921189177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21189177" calcext:value-type="float">
            <text:p>92118917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21189177" calcext:value-type="float">
            <text:p>9211891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921189177" calcext:value-type="float">
            <text:p>9211891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921189177" calcext:value-type="float">
            <text:p>921189177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921189177" calcext:value-type="float">
            <text:p>9211891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921189177" calcext:value-type="float">
            <text:p>921189177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21189213" calcext:value-type="float">
            <text:p>9211892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21189213" calcext:value-type="float">
            <text:p>9211892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21189213" calcext:value-type="float">
            <text:p>9211892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921189213" calcext:value-type="float">
            <text:p>9211892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P <text:s text:c="16"/></text:p>
          </table:table-cell>
          <table:table-cell office:value-type="float" office:value="921189213" calcext:value-type="float">
            <text:p>92118921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_recall <text:s text:c="11"/></text:p>
          </table:table-cell>
          <table:table-cell office:value-type="float" office:value="921189213" calcext:value-type="float">
            <text:p>9211892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_F <text:s text:c="16"/></text:p>
          </table:table-cell>
          <table:table-cell office:value-type="float" office:value="921189213" calcext:value-type="float">
            <text:p>92118921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 table:number-rows-repeated="1047985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11:33:51.419273571</dc:date>
    <dc:creator>Riccardo Porrini</dc:creator>
    <meta:generator>LibreOffice/4.2.4.2$Linux_X86_64 LibreOffice_project/420m0$Build-2</meta:generator>
    <meta:editing-duration>PT5M21S</meta:editing-duration>
    <meta:editing-cycles>3</meta:editing-cycles>
    <meta:document-statistic meta:table-count="1" meta:cell-count="18880" meta:object-count="0"/>
  </office:meta>
</office:document-meta>
</file>